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38088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0ff65840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2b6b6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language="en" fo:country="GB"/>
    </style:style>
    <style:style style:name="T27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5" style:family="text">
      <style:text-properties fo:language="en" fo:country="GB" officeooo:rsid="0f28d107"/>
    </style:style>
    <style:style style:name="T276" style:family="text">
      <style:text-properties fo:language="en" fo:country="GB" officeooo:rsid="0fed6741"/>
    </style:style>
    <style:style style:name="T277" style:family="text">
      <style:text-properties officeooo:rsid="0f981b1c"/>
    </style:style>
    <style:style style:name="T278" style:family="text">
      <style:text-properties style:font-name="Liberation Mono" fo:font-size="8pt" style:font-size-asian="8pt" style:font-size-complex="8pt" loext:padding="0.049cm" loext:border="0.31pt solid #000000"/>
    </style:style>
    <style:style style:name="T27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7"><text:span text:style-name="T280">LTS stands for Long-Term Support, and this April </text:span><text:span text:style-name="Strong_20_Emphasis"><text:span text:style-name="T290"><text:user-field-get style:data-style-name="N0" text:name="Releaseyear">2022</text:user-field-get></text:span></text:span><text:span text:style-name="T281"><text:s/></text:span><text:span text:style-name="Strong_20_Emphasis"><text:span text:style-name="T286"><text:user-field-get text:name="Distro">Ubuntu</text:user-field-get></text:span></text:span><text:span text:style-name="T282"><text:s/></text:span><text:span text:style-name="T287"><text:user-field-get text:name="Version">22.04</text:user-field-get></text:span><text:span text:style-name="T287"><text:s/></text:span><text:span text:style-name="T288">LTS</text:span><text:span text:style-name="T287"> </text:span><text:span text:style-name="Strong_20_Emphasis"><text:span text:style-name="T289"><text:user-field-get text:name="Edition">Desktop</text:user-field-get></text:span></text:span><text:span text:style-name="T280"><text:s/>(codename jammy) will be supported for 5 years until April 2027, and with an </text:span><text:span text:style-name="T285">free personal </text:span><text:span text:style-name="T280">Ubuntu </text:span><text:span text:style-name="T283">P</text:span><text:span text:style-name="T280">ro</text:span><text:span text:style-name="T285"> </text:span><text:span text:style-name="T280">subscription for 1</text:span><text:span text:style-name="T284">0</text:span><text:span text:style-name="T280"> years until April 203</text:span><text:span text:style-name="T284">2</text:span><text:span text:style-name="T280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2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74">user</text:span></text:span><text:span text:style-name="T226"><text:tab/><text:tab/></text:span><text:span text:style-name="T236"> <text:tab/><text:tab/><text:tab/> </text:span><text:span text:style-name="T227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29">ull </text:span><text:span text:style-name="T237">na</text:span><text:span text:style-name="T239">me,</text:span><text:span text:style-name="T237"> </text:span><text:span text:style-name="T239">e.g.</text:span><text:span text:style-name="T237"> </text:span><text:span text:style-name="T238">J</text:span><text:span text:style-name="T241">ohn Doe</text:span><text:span text:style-name="T244">]</text:span></text:p>
      <text:p text:style-name="P69"><text:span text:style-name="Definition"><text:span text:style-name="T243">USER</text:span></text:span><text:span text:style-name="Definition"><text:span text:style-name="T273">na</text:span></text:span><text:span text:style-name="Definition"><text:span text:style-name="T275">me</text:span></text:span><text:span text:style-name="T242"><text:tab/><text:tab/><text:tab/> </text:span><text:span text:style-name="T242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3">COMPUTERNA</text:span></text:span><text:span text:style-name="Definition"><text:span text:style-name="T275">me</text:span></text:span><text:span text:style-name="T245"><text:tab/> </text:span><text:span text:style-name="T273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3"><text:s text:c="2"/></text:span><text:span text:style-name="T246">[</text:span><text:span text:style-name="T252">N</text:span><text:span text:style-name="T247">a</text:span><text:span text:style-name="T251">me of the</text:span><text:span text:style-name="T247"> compute</text:span><text:span text:style-name="T248">r, </text:span><text:span text:style-name="T251">e.g.</text:span><text:span text:style-name="T249"> </text:span><text:span text:style-name="T250">pc02</text:span><text:span text:style-name="T246">]</text:span></text:p>
      <text:p text:style-name="P14"><text:span text:style-name="Definition"><text:span text:style-name="T254">USER</text:span></text:span><text:span text:style-name="T253"><text:tab/><text:tab/></text:span><text:span text:style-name="T236"> <text:tab/><text:tab/><text:tab/> </text:span><text:span text:style-name="T227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30">ull </text:span><text:span text:style-name="T231">na</text:span><text:span text:style-name="T232">me</text:span><text:span text:style-name="T231"> possibly </text:span><text:span text:style-name="T234">2</text:span><text:span text:style-name="T267">nd</text:span><text:span text:style-name="T234"> </text:span><text:span text:style-name="T233">user</text:span><text:span text:style-name="T240">]</text:span></text:p>
      <text:p text:style-name="P95"><text:span text:style-name="Definition"><text:span text:style-name="T254">USERN</text:span></text:span><text:span text:style-name="Definition"><text:span text:style-name="T255">a</text:span></text:span><text:span text:style-name="Definition"><text:span text:style-name="T256">me</text:span></text:span><text:span text:style-name="Definition"><text:span text:style-name="T261"><text:tab/><text:tab/><text:tab/> </text:span></text:span><text:span text:style-name="T242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2"><text:s text:c="2"/></text:span><text:span text:style-name="T258">[</text:span><text:span text:style-name="T260">U</text:span><text:span text:style-name="T259">ser</text:span><text:span text:style-name="T257"> </text:span><text:span text:style-name="T263">na</text:span><text:span text:style-name="T264">me</text:span><text:span text:style-name="T263"> possibly </text:span><text:span text:style-name="T266">2</text:span><text:span text:style-name="T268">nd</text:span><text:span text:style-name="T266"> </text:span><text:span text:style-name="T265">user</text:span><text:span text:style-name="T262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3"/>
      <text:p text:style-name="P53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6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29"/>
      <text:p text:style-name="P29"/>
      <text:list xml:id="list282950036" text:style-name="L1">
        <text:list-item>
          <text:p text:style-name="P100"><text:bookmark-start text:name="__RefNumPara__4083_1271708128"/>Prepar<text:span text:style-name="T277">e </text:span>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110">Login any additional </text:span></text:span><text:span text:style-name="Definition"><text:span text:style-name="T272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78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8"/>
      <text:list xml:id="list145043678548646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85">Boot the computer from</text:span><text:span text:style-name="T193"><text:note text:id="ftn5" text:note-class="footnote"><text:note-citation>1</text:note-citation><text:note-body><text:p text:style-name="P94"><text:span text:style-name="T118">Boot menu/Setup via one of the </text:span><text:span text:style-name="T119">f</text:span><text:span text:style-name="T118">requently used keys:</text:span> <text:span text:style-name="T279">Esc</text:span><text:span text:style-name="T273">, </text:span><text:span text:style-name="T279">Delete</text:span><text:span text:style-name="T273">, </text:span><text:span text:style-name="T279">F1</text:span><text:span text:style-name="T273">, </text:span><text:span text:style-name="T279">F2</text:span><text:span text:style-name="T273">, </text:span><text:span text:style-name="T279">F9</text:span><text:span text:style-name="T273">, </text:span><text:span text:style-name="T279">F10</text:span><text:span text:style-name="T273">, </text:span><text:span text:style-name="T279">F11</text:span><text:span text:style-name="T273">, </text:span><text:span text:style-name="T276">or </text:span><text:span text:style-name="T279">F12</text:span><text:span text:style-name="T273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3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69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6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6"><text:span text:style-name="Strong_20_Emphasis"><text:span text:style-name="T71"/></text:span></text:p>
      <text:list xml:id="list145043065976876" text:continue-numbering="true" text:style-name="L1">
        <text:list-item>
          <text:p text:style-name="P99"><text:span text:style-name="Strong_20_Emphasis"><text:span text:style-name="T89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8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4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77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4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4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6" office:value-type="string">
            <text:p text:style-name="P9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5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8"/></text:span></text:p>
      <text:p text:style-name="P59"><text:span text:style-name="Strong_20_Emphasis"><text:span text:style-name="T45"/></text:span></text:p>
      <text:list xml:id="list145043216019469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3"><text:span text:style-name="User_20_Entry"><text:span text:style-name="T124">Login any additional </text:span></text:span><text:span text:style-name="Definition"><text:span text:style-name="T271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1"/>
      <text:p text:style-name="P103"><text:span text:style-name="Emphasis"><text:span text:style-name="T292">Written</text:span></text:span><text:span text:style-name="Emphasis"><text:span text:style-name="T293"> </text:span></text:span><text:span text:style-name="Emphasis"><text:span text:style-name="T292">by</text:span></text:span><text:span text:style-name="Emphasis"><text:span text:style-name="T29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4">, </text:span></text:span><text:a xlink:type="simple" xlink:href="https://creativecommons.org/publicdomain/zero/1.0" text:style-name="Internet_20_link" text:visited-style-name="Visited_20_Internet_20_Link"><text:span text:style-name="Emphasis"><text:span text:style-name="T295">CC0 1.0</text:span></text:span></text:a><text:span text:style-name="Emphasis"><text:span text:style-name="T291"> </text:span></text:span><text:span text:style-name="Emphasis"><text:span text:style-name="T291"><draw:a xlink:type="simple" xlink:href="https://creativecommons.org/publicdomain/zero/1.0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4T14:50:41.482924064">04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0:41.351843851</dc:date>
    <meta:keyword>Installatie</meta:keyword>
    <meta:keyword>Checklist</meta:keyword>
    <meta:keyword>Linux</meta:keyword>
    <meta:editing-cycles>6864</meta:editing-cycles>
    <meta:editing-duration>P12DT2H38M2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5" meta:character-count="3879" meta:non-whitespace-character-count="3294"/>
    <meta:user-defined meta:name="Info 1"/>
    <meta:user-defined meta:name="Info 2"/>
    <meta:user-defined meta:name="Info 3"/>
    <meta:user-defined meta:name="Info 4"/>
  </office:meta>
</office:document-meta>
</file>